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fo:border="0.06pt solid #000000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dcff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3" office:value-type="string" calcext:value-type="string">
            <text:p>Parts Bag #3</text:p>
          </table:table-cell>
          <table:table-cell table:number-columns-repeated="1023"/>
        </table:table-row>
        <table:table-row table:style-name="ro1">
          <table:table-cell office:value-type="float" office:value="71505" calcext:value-type="float">
            <text:p>715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stic Spacers</text:p>
          </table:table-cell>
          <table:table-cell table:number-columns-repeated="1021"/>
        </table:table-row>
        <table:table-row table:style-name="ro1">
          <table:table-cell office:value-type="float" office:value="71622" calcext:value-type="float">
            <text:p>716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t Clamps</text:p>
          </table:table-cell>
          <table:table-cell table:number-columns-repeated="1021"/>
        </table:table-row>
        <table:table-row table:style-name="ro1">
          <table:table-cell office:value-type="float" office:value="68332" calcext:value-type="float">
            <text:p>68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iage Base</text:p>
          </table:table-cell>
          <table:table-cell table:number-columns-repeated="1021"/>
        </table:table-row>
        <table:table-row table:style-name="ro1">
          <table:table-cell office:value-type="float" office:value="68304" calcext:value-type="float">
            <text:p>68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tform Halves</text:p>
          </table:table-cell>
          <table:table-cell table:number-columns-repeated="1021"/>
        </table:table-row>
        <table:table-row table:style-name="ro1">
          <table:table-cell office:value-type="float" office:value="58761" calcext:value-type="float">
            <text:p>58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der Clips</text:p>
          </table:table-cell>
          <table:table-cell table:number-columns-repeated="1021"/>
        </table:table-row>
        <table:table-row table:style-name="ro1">
          <table:table-cell office:value-type="float" office:value="26159" calcext:value-type="float">
            <text:p>26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gle Switch</text:p>
          </table:table-cell>
          <table:table-cell table:number-columns-repeated="1021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re Ties</text:p>
          </table:table-cell>
          <table:table-cell table:number-columns-repeated="1021"/>
        </table:table-row>
        <table:table-row table:style-name="ro1">
          <table:table-cell office:value-type="float" office:value="39835" calcext:value-type="float">
            <text:p>39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Tooth GT2 Timing Pulley K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3 Pulleys, 6 Set Screws, 1 Allen Wrench</text:p>
          </table:table-cell>
          <table:table-cell table:number-columns-repeated="1021"/>
        </table:table-row>
        <table:table-row table:style-name="ro2">
          <table:table-cell office:value-type="float" office:value="68303" calcext:value-type="float">
            <text:p>683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stock MAX Molded Arm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00:00:02.122101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 Buckle</meta:initial-creator>
    <meta:creation-date>2013-08-15T14:38:41.094000000</meta:creation-date>
    <dc:date>2013-08-21T10:12:46.969000000</dc:date>
    <meta:editing-duration>P0D</meta:editing-duration>
    <meta:editing-cycles>2</meta:editing-cycles>
    <meta:generator>LibreOffice/4.1.0.4$Windows_x86 LibreOffice_project/89ea49ddacd9aa532507cbf852f2bb22b1ace28</meta:generator>
    <meta:document-statistic meta:table-count="1" meta:cell-count="32" meta:object-count="0"/>
  </office:meta>
</office:document-meta>
</file>